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Table_20_Contents">
      <style:paragraph-properties style:writing-mode="lr-tb"/>
    </style:style>
    <style:style style:name="P31"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version 1.3.1 alpha test release</text:p>
      <text:p text:style-name="P2">©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095910782"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HTML5 or EPUB using CSS2 to convert style information.</text:p>
        </text:list-item>
        <text:list-item>
          <text:p text:style-name="P9"><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OpenOffice.org and LibreOffice. You can use Writer2LaTeX</text:p>
      <text:list xml:id="list1600307872" text:style-name="L2">
        <text:list-item>
          <text:p text:style-name="P10">...as an <text:span text:style-name="T2">export filter</text:span> for OpenOffice.org 3.0, LibreOffice 3.3 or later.</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OOo/LO/LO is used as an abbreviation of OpenOffice.org or Libre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675683847" text:style-name="L3">
        <text:list-item>
          <text:p text:style-name="P11">You can use LaTeX as a typesetting engine for your OOo/L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L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547324976"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LO Writer. This requires OpenOffice.org 3.0 or later, or LibreOffice 3.3 or later.</text:p>
      <text:p text:style-name="Text_20_body">Two OOo/LO extensions are provided:</text:p>
      <text:list xml:id="list1373585254"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OOo/LO to use Java. You can configure this in OOo/LO under <text:span text:style-name="T5">Tools – Options</text:span>. Of course this requires that you have installed a Java runtime environment on your system.</text:p>
      <text:p text:style-name="Text_20_body">The extensions are installed and uninstalled using the Extension Manager in OOo/L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109727449" text:style-name="L6">
        <text:list-item>
          <text:p text:style-name="P14"><text:soft-page-break/>XHTML 1.0 strict<text:span text:style-name="T8"> will create an XHTML file which is compatible with the older HTML 4 standard. You can thus expect that the result will be viewable with any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text:span></text:p>
          <text:p text:style-name="P16"><text:span text:style-name="T7">See </text:span><text:a xlink:type="simple" xlink:href="http://www.w3.org/Math/XSL/Overview.html"><text:span text:style-name="T7">http://www.w3.org/Math/XSL/Overview.html</text:span></text:a><text:span text:style-name="T7"> for details.</text:span></text:p>
          <text:p text:style-name="P17">This used to be way W3C's Math Working Group recommended to put ”math on the web”. For contemporary browsers HTML5 is preferred.</text:p>
        </text:list-item>
        <text:list-item>
          <text:p text:style-name="P17"><text:span text:style-name="T5">HTML5</text:span> will create a HTML5 file using MathML for mathematical formulas and SVG for vector graphics. This format should be preferred for contemporary browsers.</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LO.</text:p>
      <text:list xml:id="list1225809680"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LO containing further configurations for Writer2LaTeX or Writer2xhtml.</text:p>
      <text:p text:style-name="Text_20_body">A configuration package can contain:</text:p>
      <text:list xml:id="list1868018006"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LO template.</text:p>
        </text:list-item>
        <text:list-item>
          <text:p text:style-name="P19">An OOo/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text:soft-page-break/>into OOo/LO using the Extension Manager:</text:p>
      <text:list xml:id="list617113837" text:style-name="L9">
        <text:list-item>
          <text:p text:style-name="P20">If you export to XHTML, the dialog will show an additional entry <text:span text:style-name="T5">Sample custom style</text:span> in the Style list.</text:p>
        </text:list-item>
        <text:list-item>
          <text:p text:style-name="P20">If you open <text:span text:style-name="T5">Templates and Documents</text:span> in OOo/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oft-page-break/><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824995466" text:style-name="L10">
        <text:list-item>
          <text:p text:style-name="P21">Unzip <text:span text:style-name="Source_20_Text">writer2latex131alpha.zip</text:span> into some directory. This will create a subdirectory <text:span text:style-name="Source_20_Text">writer2latex13</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2114639072" text:style-name="L11">
        <text:list-item>
          <text:p text:style-name="P22">Unzip <text:span text:style-name="Source_20_Text">writer2latex131alpha.zip</text:span> into some directory. This will create a subdirectory <text:span text:style-name="Source_20_Text">writer2latex13</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30">Convert til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648002736"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ext:soft-page-break/>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L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LOmath.sty</text:span>. This package defines <text:s/>number of LaTeX macros used to convert formulas from OOo/LO to LaTeX. If this package is not used, the necessary definitions will be included in the LaTeX preamble, which may become quite long – so using <text:span text:style-name="Source_20_Text">OOo/L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LO's defaults, Writer2LaTeX can guess which sequence name to use. If it fails, you can give the name in this option (default is empty).</text:p>
          </table:table-cell>
        </table:table-row>
        <text:soft-page-break/>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876870739"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L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L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5</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6</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998066058"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7</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L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623890548"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LO Writer style</text:p>
            </table:table-cell>
            <table:table-cell table:style-name="Tabel1.A1" office:value-type="string">
              <text:p text:style-name="Table_20_Heading">OOo/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text:soft-page-break/>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963685101"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L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865424977"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LOmath.sty</text:span></text:span></text:h>
      <text:p text:style-name="Text_20_body">OOo/LO Math has a few features that are not available in standard LaTeX packages. Hence Writer2LaTeX uses an optional package <text:span text:style-name="Source_20_Text">OOo/LOmath.sty</text:span><text:note text:id="ftn10" text:note-class="footnote"><text:note-citation>8</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L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ext:soft-page-break/>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soft-page-break/>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598535339"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785247124"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2 Using the export filters</text:chapter><text:tab/><text:tab/>Page <text:page-number text:select-page="current">7</text:page-number></text:p>
      </style:header>
      <style:header-left>
        <text:p text:style-name="Header">Page <text:page-number text:select-page="current">7</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2-04-01T13:21:26</dc:date>
    <meta:print-date>2004-06-29T10:09:33</meta:print-date>
    <dc:language>en-US</dc:language>
    <meta:editing-cycles>327</meta:editing-cycles>
    <meta:editing-duration>PT41H59M19S</meta:editing-duration>
    <meta:document-statistic meta:table-count="24" meta:image-count="1" meta:object-count="0" meta:page-count="45" meta:paragraph-count="1085" meta:word-count="12718" meta:character-count="83795"/>
    <meta:user-defined meta:name="Info 1"/>
    <meta:user-defined meta:name="Info 2"/>
    <meta:user-defined meta:name="Info 3"/>
    <meta:user-defined meta:name="Info 4"/>
  </office:meta>
</office:document-meta>
</file>